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79b" officeooo:paragraph-rsid="0011779b"/>
    </style:style>
    <style:style style:name="P2" style:family="paragraph" style:parent-style-name="Heading_20_3" style:list-style-name="">
      <style:text-properties fo:font-size="16pt" style:font-size-asian="16pt" style:font-size-complex="16pt"/>
    </style:style>
    <style:style style:name="P3" style:family="paragraph" style:parent-style-name="Heading_20_3" style:list-style-name="">
      <style:paragraph-properties fo:text-align="justify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1779b"/>
    </style:style>
    <style:style style:name="P6" style:family="paragraph" style:parent-style-name="Standard">
      <style:paragraph-properties fo:text-align="justify" style:justify-single-word="false"/>
      <style:text-properties officeooo:paragraph-rsid="00130eb1"/>
    </style:style>
    <style:style style:name="P7" style:family="paragraph" style:parent-style-name="Standard">
      <style:paragraph-properties fo:text-align="justify" style:justify-single-word="false"/>
      <style:text-properties officeooo:paragraph-rsid="0013b376"/>
    </style:style>
    <style:style style:name="P8" style:family="paragraph" style:parent-style-name="Standard">
      <style:paragraph-properties fo:text-align="justify" style:justify-single-word="false"/>
      <style:text-properties fo:font-size="16pt" officeooo:rsid="00113a50" officeooo:paragraph-rsid="00113a50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officeooo:rsid="0011779b" officeooo:paragraph-rsid="0011779b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779b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3b376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1779b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3b376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130eb1" style:font-size-asian="16pt" style:font-weight-asian="normal" style:font-size-complex="16pt" style:font-weight-complex="normal"/>
    </style:style>
    <style:style style:name="T9" style:family="text">
      <style:text-properties fo:color="#b5ffd7" loext:opacity="100%" fo:font-style="italic" style:text-underline-style="solid" style:text-underline-width="auto" style:text-underline-color="font-color" fo:font-weight="bold" style:font-weight-asian="normal" style:font-weight-complex="normal"/>
    </style:style>
    <style:style style:name="T10" style:family="text">
      <style:text-properties fo:color="#b5ffd7" loext:opacity="100%" fo:font-size="16pt" fo:font-style="italic" style:text-underline-style="solid" style:text-underline-width="auto" style:text-underline-color="font-color" fo:font-weight="bold" style:font-size-asian="16pt" style:font-weight-asian="normal" style:font-size-complex="16pt" style:font-weight-complex="normal"/>
    </style:style>
    <style:style style:name="T11" style:family="text">
      <style:text-properties fo:color="#b5ffd7" loext:opacity="100%" fo:font-size="16pt" fo:font-style="italic" style:text-underline-style="none" fo:font-weight="bold" style:font-size-asian="16pt" style:font-weight-asian="normal" style:font-size-complex="16pt" style:font-weight-complex="normal"/>
    </style:style>
    <style:style style:name="T12" style:family="text">
      <style:text-properties fo:color="#2a6099" loext:opacity="100%" fo:font-style="italic" style:text-underline-style="solid" style:text-underline-width="auto" style:text-underline-color="font-color" fo:font-weight="bold" style:font-weight-asian="normal" style:font-weight-complex="normal"/>
    </style:style>
    <style:style style:name="T13" style:family="text">
      <style:text-properties fo:color="#2a6099" loext:opacity="100%" fo:font-weight="normal" style:font-weight-asian="normal" style:font-weight-complex="normal"/>
    </style:style>
    <style:style style:name="T14" style:family="text">
      <style:text-properties fo:color="#2a6099" loext:opacity="100%" fo:font-size="16pt" fo:font-style="italic" style:text-underline-style="solid" style:text-underline-width="auto" style:text-underline-color="font-color" fo:font-weight="bold" style:font-size-asian="16pt" style:font-weight-asian="normal" style:font-size-complex="16pt" style:font-weight-complex="normal"/>
    </style:style>
    <style:style style:name="T15" style:family="text">
      <style:text-properties fo:color="#2a6099" loext:opacity="100%" fo:font-size="16pt" fo:font-weight="normal" style:font-size-asian="16pt" style:font-weight-asian="normal" style:font-size-complex="16pt" style:font-weight-complex="normal"/>
    </style:style>
    <style:style style:name="T16" style:family="text">
      <style:text-properties officeooo:rsid="00130e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/>
      <text:h text:style-name="P3" text:outline-level="3">Ajuntament Maó</text:h>
      <text:p text:style-name="P8"/>
      <text:p text:style-name="P8"/>
      <text:p text:style-name="P8"/>
      <text:p text:style-name="P4"><text:span text:style-name="T3"><text:tab/></text:span><text:span text:style-name="Strong_20_Emphasis"><text:span text:style-name="T5">SEGONA CONVOCATÒRIA PREINSCRIPCIONS CURS 2023-24</text:span></text:span></text:p>
      <text:p text:style-name="P4"><text:span text:style-name="Strong_20_Emphasis"><text:span text:style-name="T5"/></text:span></text:p>
      <text:p text:style-name="P5"><text:span text:style-name="Strong_20_Emphasis"><text:span text:style-name="T5"><text:s text:c="11"/>Feim públic que s'obre el termini de preinscripció de l'</text:span></text:span><text:span text:style-name="Strong_20_Emphasis"><text:span text:style-name="T6">Escola Municipal de Maó, </text:span></text:span><text:span text:style-name="Strong_20_Emphasis"><text:span text:style-name="T5">per al curs <text:s/></text:span></text:span></text:p>
      <text:p text:style-name="P5"><text:span text:style-name="Strong_20_Emphasis"><text:span text:style-name="T5"><text:s text:c="11"/></text:span></text:span><text:span text:style-name="Strong_20_Emphasis"><text:span text:style-name="T6">2023-</text:span></text:span><text:span text:style-name="Strong_20_Emphasis"><text:span text:style-name="T5">20</text:span></text:span><text:span text:style-name="Strong_20_Emphasis"><text:span text:style-name="T6">2</text:span></text:span><text:span text:style-name="Strong_20_Emphasis"><text:span text:style-name="T5">4.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6"><text:span text:style-name="Strong_20_Emphasis"><text:span text:style-name="T3"><text:s text:c="8"/>De forma telemàtica:</text:span></text:span><text:span text:style-name="Strong_20_Emphasis"><text:span text:style-name="T5"> del 24 d'octubre al 5 de novembre de 2023 a <text:tab/></text:span></text:span><text:a xlink:type="simple" xlink:href="https://ajmao.org/gesserveis/Gestion.aspx?IDGESTION=283" text:style-name="Internet_20_link" text:visited-style-name="Visited_20_Internet_20_Link"><text:span text:style-name="Strong_20_Emphasis"><text:span text:style-name="T14">aquest enllaç</text:span></text:span></text:a><text:span text:style-name="Strong_20_Emphasis"><text:span text:style-name="T15"> </text:span></text:span><text:span text:style-name="Strong_20_Emphasis"><text:span text:style-name="T5">o a la </text:span></text:span><text:a xlink:type="simple" xlink:href="https://www.carpetaciutadana.org/web/portal.aspx?Con=Conexion002" text:style-name="Internet_20_link" text:visited-style-name="Visited_20_Internet_20_Link"><text:span text:style-name="Strong_20_Emphasis"><text:span text:style-name="T14">seu</text:span></text:span></text:a><text:a xlink:type="simple" xlink:href="https://www.carpetaciutadana.org/web/portal.aspx?Con=Conexion002" text:style-name="Internet_20_link" text:visited-style-name="Visited_20_Internet_20_Link"><text:span text:style-name="Strong_20_Emphasis"><text:span text:style-name="T10"> </text:span></text:span></text:a><text:a xlink:type="simple" xlink:href="https://www.carpetaciutadana.org/web/portal.aspx?Con=Conexion002" text:style-name="Internet_20_link" text:visited-style-name="Visited_20_Internet_20_Link"><text:span text:style-name="Strong_20_Emphasis"><text:span text:style-name="T14">electrònica</text:span></text:span></text:a><text:span text:style-name="Strong_20_Emphasis"><text:span text:style-name="T15">.</text:span></text:span><text:span text:style-name="Strong_20_Emphasis"><text:span text:style-name="T5"> </text:span></text:span></text:p>
      <text:p text:style-name="P7"><text:span text:style-name="Strong_20_Emphasis"><text:span text:style-name="T3"><text:tab/>De forma presencial, amb cita prèvia:</text:span></text:span><text:span text:style-name="T5"> el 2 i 3 de novembre de </text:span><text:span text:style-name="T7">º<text:tab/> <text:s text:c="2"/><text:tab/></text:span><text:span text:style-name="T5">2023, a l'oficina de </text:span><text:span text:style-name="T8">l</text:span><text:span text:style-name="T5">'Escola, al Claustre del Carme.</text:span></text:p>
      <text:p text:style-name="P8"/>
      <text:p text:style-name="P8"/>
      <text:p text:style-name="P8"/>
      <text:p text:style-name="P8"/>
      <text:p text:style-name="P9">Informacó:</text:p>
      <text:p text:style-name="P9"/>
      <text:p text:style-name="P9">Escola municipal de Maó</text:p>
      <text:p text:style-name="P9">Claustre del Carme, 5. 1r pis</text:p>
      <text:p text:style-name="P9">07701 - Maó (Menorca)</text:p>
      <text:p text:style-name="P9">971 36 20 21</text:p>
      <text:p text:style-name="P9">escoles_municipals@ajmao.or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06:00.739071635</meta:creation-date>
    <dc:date>2023-11-29T08:47:37.004567362</dc:date>
    <meta:editing-duration>PT11M4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87" meta:character-count="546" meta:non-whitespace-character-count="431"/>
  </office:meta>
</office:document-meta>
</file>